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.011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2.651cm"/>
    </style:style>
    <style:style style:name="co7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1.483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b8ff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b8ff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aecf00"/>
    </style:style>
  </office:automatic-styles>
  <office:body>
    <office:spreadsheet>
      <table:table table:name="GZip(Compression Level 1)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number-columns-repeated="14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0854307841239109">
            <text:p>0,085430784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0239043824701195">
            <text:p>0,0239043825</text:p>
          </table:table-cell>
          <table:table-cell table:style-name="ce3" table:formula="of:=[.K19]/([.K19]+[.R18])" office:value-type="float" office:value="0.103571428571429">
            <text:p>0,1035714286</text:p>
          </table:table-cell>
          <table:table-cell table:style-name="ce3" table:formula="of:=[.L20]/([.L20]+[.S18])" office:value-type="float" office:value="0.301136363636364">
            <text:p>0,3011363636</text:p>
          </table:table-cell>
          <table:table-cell table:style-name="ce3" table:formula="of:=[.M21]/([.M21]+[.T18])" office:value-type="float" office:value="0.231012658227848">
            <text:p>0,2310126582</text:p>
          </table:table-cell>
          <table:table-cell table:style-name="ce3" table:formula="of:=[.N22]/([.N22]+[.U18])" office:value-type="float" office:value="0.161616161616162">
            <text:p>0,1616161616</text:p>
          </table:table-cell>
          <table:table-cell table:style-name="ce3" table:formula="of:=[.O23]/([.O23]+[.V18])" office:value-type="float" office:value="0.145038167938931">
            <text:p>0,1450381679</text:p>
          </table:table-cell>
          <table:table-cell table:style-name="ce3" table:formula="of:=[.P24]/([.P24]+[.W18])" office:value-type="float" office:value="0.524752475247525">
            <text:p>0,52475247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project</text:p>
          </table:table-cell>
          <table:table-cell office:value-type="string">
            <text:p>course</text:p>
          </table:table-cell>
          <table:table-cell office:value-type="string">
            <text:p>other</text:p>
          </table:table-cell>
          <table:table-cell office:value-type="string">
            <text:p>student</text:p>
          </table:table-cell>
          <table:table-cell office:value-type="string">
            <text:p>faculty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495091164095372">
            <text:p>0,4950911641</text:p>
          </table:table-cell>
          <table:table-cell table:number-columns-repeated="2"/>
          <table:table-cell table:style-name="ce2" table:formula="of:=[.J18]/([.J18]+[.J25])" office:value-type="float" office:value="0.1">
            <text:p>0,1</text:p>
          </table:table-cell>
          <table:table-cell office:value-type="string">
            <text:p>projec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03">
            <text:p>203</text:p>
          </table:table-cell>
          <table:table-cell table:style-name="ce4" table:formula="of:=SUM([.$J18:.$P18])-[.J18]" office:value-type="float" office:value="245">
            <text:p>245</text:p>
          </table:table-cell>
          <table:table-cell table:style-name="ce4" table:formula="of:=SUM([.$J18:.$P18])-[.K18]" office:value-type="float" office:value="251">
            <text:p>251</text:p>
          </table:table-cell>
          <table:table-cell table:style-name="ce4" table:formula="of:=SUM([.$J18:.$P18])-[.L18]" office:value-type="float" office:value="246">
            <text:p>246</text:p>
          </table:table-cell>
          <table:table-cell table:style-name="ce4" table:formula="of:=SUM([.$J18:.$P18])-[.M18]" office:value-type="float" office:value="243">
            <text:p>243</text:p>
          </table:table-cell>
          <table:table-cell table:style-name="ce4" table:formula="of:=SUM([.$J18:.$P18])-[.N18]" office:value-type="float" office:value="249">
            <text:p>249</text:p>
          </table:table-cell>
          <table:table-cell table:style-name="ce4" table:formula="of:=SUM([.$J18:.$P18])-[.O18]" office:value-type="float" office:value="224">
            <text:p>224</text:p>
          </table:table-cell>
          <table:table-cell table:style-name="ce4" table:formula="of:=SUM([.$J18:.$P18])-[.P18]" office:value-type="float" office:value="48">
            <text:p>48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189887036040882">
            <text:p>0,189887036</text:p>
          </table:table-cell>
          <table:table-cell table:number-columns-repeated="2"/>
          <table:table-cell table:style-name="ce2" table:formula="of:=[.K19]/([.K19]+[.J26])" office:value-type="float" office:value="0.337209302325581">
            <text:p>0,3372093023</text:p>
          </table:table-cell>
          <table:table-cell office:value-type="string">
            <text:p>course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332">
            <text:p>3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.87603305785124">
            <text:p>0,8760330579</text:p>
          </table:table-cell>
          <table:table-cell office:value-type="string">
            <text:p>other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256">
            <text:p>256</text:p>
          </table:table-cell>
          <table:table-cell office:value-type="float" office:value="1250">
            <text:p>12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353">
            <text:p>353</text:p>
          </table:table-cell>
          <table:table-cell table:formula="of:=SUM([.Q18:.W18])" office:value-type="float" office:value="1506">
            <text:p>1506</text:p>
          </table:table-cell>
          <table:table-cell table:number-columns-repeated="2"/>
          <table:table-cell table:style-name="ce2" table:formula="of:=[.M21]/([.M21]+[.J28])" office:value-type="float" office:value="0.5703125">
            <text:p>0,5703125</text:p>
          </table:table-cell>
          <table:table-cell office:value-type="string">
            <text:p>studen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565">
            <text:p>5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360">
            <text:p>360</text:p>
          </table:table-cell>
          <table:table-cell table:formula="of:=SUM([.Q25]+[.R26]+[.S27]+[.T28]+[.U29]+[.V30]+[.W31])" office:value-type="float" office:value="1866">
            <text:p>1866</text:p>
          </table:table-cell>
          <table:table-cell table:number-columns-repeated="2"/>
          <table:table-cell table:style-name="ce2" table:formula="of:=[.N22]/([.N22]+[.J29])" office:value-type="float" office:value="0.448598130841121">
            <text:p>0,4485981308</text:p>
          </table:table-cell>
          <table:table-cell office:value-type="string">
            <text:p>facul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43">
            <text:p>4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.387755102040816">
            <text:p>0,387755102</text:p>
          </table:table-cell>
          <table:table-cell office:value-type="string">
            <text:p>departm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.469026548672566">
            <text:p>0,4690265487</text:p>
          </table:table-cell>
          <table:table-cell office:value-type="string">
            <text:p>staf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455562091675904">
            <text:p>0,4555620917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54">
            <text:p>54</text:p>
          </table:table-cell>
          <table:table-cell table:number-columns-repeated="6"/>
          <table:table-cell table:style-name="ce4" table:formula="of:=SUM([.$J25]+[.Q$18])" office:value-type="float" office:value="299">
            <text:p>2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213004519672625">
            <text:p>0,2130045197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57">
            <text:p>57</text:p>
          </table:table-cell>
          <table:table-cell table:number-columns-repeated="7"/>
          <table:table-cell table:style-name="ce4" table:formula="of:=SUM([.$J26]+[.R$18])" office:value-type="float" office:value="308">
            <text:p>30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15">
            <text:p>15</text:p>
          </table:table-cell>
          <table:table-cell table:number-columns-repeated="8"/>
          <table:table-cell table:style-name="ce4" table:formula="of:=SUM([.$J27]+[.S$18])" office:value-type="float" office:value="261">
            <text:p>26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55">
            <text:p>55</text:p>
          </table:table-cell>
          <table:table-cell table:number-columns-repeated="9"/>
          <table:table-cell table:style-name="ce4" table:formula="of:=SUM([.$J28]+[.T$18]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59">
            <text:p>59</text:p>
          </table:table-cell>
          <table:table-cell table:number-columns-repeated="10"/>
          <table:table-cell table:style-name="ce4" table:formula="of:=SUM([.$J29]+[.U$18])" office:value-type="float" office:value="308">
            <text:p>3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60">
            <text:p>60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284">
            <text:p>284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60">
            <text:p>60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108">
            <text:p>108</text:p>
          </table:table-cell>
        </table:table-row>
      </table:table>
      <table:table table:name="GZip(Compression Level 2)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0675217812197483">
            <text:p>0,067521781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219123505976096">
            <text:p>0,219123506</text:p>
          </table:table-cell>
          <table:table-cell table:style-name="ce3" table:formula="of:=[.K19]/([.K19]+[.R18])" office:value-type="float" office:value="0.0237154150197628">
            <text:p>0,023715415</text:p>
          </table:table-cell>
          <table:table-cell table:style-name="ce3" table:formula="of:=[.L20]/([.L20]+[.S18])" office:value-type="float" office:value="0">
            <text:p>0</text:p>
          </table:table-cell>
          <table:table-cell table:style-name="ce3" table:formula="of:=[.M21]/([.M21]+[.T18])" office:value-type="float" office:value="0.362275449101796">
            <text:p>0,3622754491</text:p>
          </table:table-cell>
          <table:table-cell table:style-name="ce3" table:formula="of:=[.N22]/([.N22]+[.U18])" office:value-type="float" office:value="0.224913494809689">
            <text:p>0,2249134948</text:p>
          </table:table-cell>
          <table:table-cell table:style-name="ce3" table:formula="of:=[.O23]/([.O23]+[.V18])" office:value-type="float" office:value="0">
            <text:p>0</text:p>
          </table:table-cell>
          <table:table-cell table:style-name="ce3" table:formula="of:=[.P24]/([.P24]+[.W18])" office:value-type="float" office:value="0.205128205128205">
            <text:p>0,20512820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project</text:p>
          </table:table-cell>
          <table:table-cell office:value-type="string">
            <text:p>course</text:p>
          </table:table-cell>
          <table:table-cell office:value-type="string">
            <text:p>other</text:p>
          </table:table-cell>
          <table:table-cell office:value-type="string">
            <text:p>student</text:p>
          </table:table-cell>
          <table:table-cell office:value-type="string">
            <text:p>faculty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0526912181303116">
            <text:p>0,0526912181</text:p>
          </table:table-cell>
          <table:table-cell table:number-columns-repeated="2"/>
          <table:table-cell table:style-name="ce2" table:formula="of:=[.J18]/([.J18]+[.J25])" office:value-type="float" office:value="0.0657894736842105">
            <text:p>0,0657894737</text:p>
          </table:table-cell>
          <table:table-cell office:value-type="string">
            <text:p>project</text:p>
          </table:table-cell>
          <table:table-cell table:style-name="ce6"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style-name="ce4" table:formula="of:=SUM([.$J18:.$P18])-[.J18]" office:value-type="float" office:value="196">
            <text:p>196</text:p>
          </table:table-cell>
          <table:table-cell table:style-name="ce4" table:formula="of:=SUM([.$J18:.$P18])-[.K18]" office:value-type="float" office:value="247">
            <text:p>247</text:p>
          </table:table-cell>
          <table:table-cell table:style-name="ce4" table:formula="of:=SUM([.$J18:.$P18])-[.L18]" office:value-type="float" office:value="251">
            <text:p>251</text:p>
          </table:table-cell>
          <table:table-cell table:style-name="ce4" table:formula="of:=SUM([.$J18:.$P18])-[.M18]" office:value-type="float" office:value="213">
            <text:p>213</text:p>
          </table:table-cell>
          <table:table-cell table:style-name="ce4" table:formula="of:=SUM([.$J18:.$P18])-[.N18]" office:value-type="float" office:value="224">
            <text:p>224</text:p>
          </table:table-cell>
          <table:table-cell table:style-name="ce4" table:formula="of:=SUM([.$J18:.$P18])-[.O18]" office:value-type="float" office:value="251">
            <text:p>251</text:p>
          </table:table-cell>
          <table:table-cell table:style-name="ce4" table:formula="of:=SUM([.$J18:.$P18])-[.P18]" office:value-type="float" office:value="124">
            <text:p>124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156302521008403">
            <text:p>0,156302521</text:p>
          </table:table-cell>
          <table:table-cell table:number-columns-repeated="2"/>
          <table:table-cell table:style-name="ce2" table:formula="of:=[.K19]/([.K19]+[.J26])" office:value-type="float" office:value="0.00814111261872456">
            <text:p>0,0081411126</text:p>
          </table:table-cell>
          <table:table-cell office:value-type="string">
            <text:p>course</text:p>
          </table:table-cell>
          <table:table-cell office:value-type="float" office:value="105">
            <text:p>105</text:p>
          </table:table-cell>
          <table:table-cell table:style-name="ce6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">
            <text:p>0</text:p>
          </table:table-cell>
          <table:table-cell office:value-type="string">
            <text:p>other</text:p>
          </table:table-cell>
          <table:table-cell office:value-type="float" office:value="356">
            <text:p>356</text:p>
          </table:table-cell>
          <table:table-cell office:value-type="float" office:value="64">
            <text:p>64</text:p>
          </table:table-cell>
          <table:table-cell table:style-name="ce6"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972">
            <text:p>97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279">
            <text:p>279</text:p>
          </table:table-cell>
          <table:table-cell table:formula="of:=SUM([.Q18:.W18])" office:value-type="float" office:value="1506">
            <text:p>1506</text:p>
          </table:table-cell>
          <table:table-cell table:number-columns-repeated="2"/>
          <table:table-cell table:style-name="ce2" table:formula="of:=[.M21]/([.M21]+[.J28])" office:value-type="float" office:value="0.154533844189017">
            <text:p>0,1545338442</text:p>
          </table:table-cell>
          <table:table-cell office:value-type="string">
            <text:p>student</text:p>
          </table:table-cell>
          <table:table-cell office:value-type="float" office:value="174">
            <text:p>17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office:value-type="float" office:value="121">
            <text:p>12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5016">
            <text:p>5016</text:p>
          </table:table-cell>
          <table:table-cell table:formula="of:=SUM([.Q25]+[.R26]+[.S27]+[.T28]+[.U29]+[.V30]+[.W31])" office:value-type="float" office:value="6522">
            <text:p>6522</text:p>
          </table:table-cell>
          <table:table-cell table:number-columns-repeated="2"/>
          <table:table-cell table:style-name="ce2" table:formula="of:=[.N22]/([.N22]+[.J29])" office:value-type="float" office:value="0.0826972010178117">
            <text:p>0,082697201</text:p>
          </table:table-cell>
          <table:table-cell office:value-type="string">
            <text:p>faculty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style-name="ce6"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">
            <text:p>0</text:p>
          </table:table-cell>
          <table:table-cell office:value-type="string">
            <text:p>department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.0376470588235294">
            <text:p>0,0376470588</text:p>
          </table:table-cell>
          <table:table-cell office:value-type="string">
            <text:p>staff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6"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0498298129047561">
            <text:p>0,0498298129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781">
            <text:p>781</text:p>
          </table:table-cell>
          <table:table-cell table:number-columns-repeated="6"/>
          <table:table-cell table:style-name="ce4" table:formula="of:=SUM([.$J25]+[.Q$18])" office:value-type="float" office:value="977">
            <text:p>9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147879438576507">
            <text:p>0,1478794386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731">
            <text:p>731</text:p>
          </table:table-cell>
          <table:table-cell table:number-columns-repeated="7"/>
          <table:table-cell table:style-name="ce4" table:formula="of:=SUM([.$J26]+[.R$18])" office:value-type="float" office:value="978">
            <text:p>97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480">
            <text:p>480</text:p>
          </table:table-cell>
          <table:table-cell table:number-columns-repeated="8"/>
          <table:table-cell table:style-name="ce4" table:formula="of:=SUM([.$J27]+[.S$18])" office:value-type="float" office:value="731">
            <text:p>73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662">
            <text:p>662</text:p>
          </table:table-cell>
          <table:table-cell table:number-columns-repeated="9"/>
          <table:table-cell table:style-name="ce4" table:formula="of:=SUM([.$J28]+[.T$18])" office:value-type="float" office:value="875">
            <text:p>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721">
            <text:p>721</text:p>
          </table:table-cell>
          <table:table-cell table:number-columns-repeated="10"/>
          <table:table-cell table:style-name="ce4" table:formula="of:=SUM([.$J29]+[.U$18])" office:value-type="float" office:value="945">
            <text:p>9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823">
            <text:p>823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1074">
            <text:p>1074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818">
            <text:p>818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942">
            <text:p>942</text:p>
          </table:table-cell>
        </table:table-row>
      </table:table>
      <table:table table:name="GZip (Compression Level 6)" table:style-name="ta1" table:print="false">
        <table:table-column table:style-name="co8" table:number-columns-repeated="23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112294288480155">
            <text:p>0,112294288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099601593625498">
            <text:p>0,0996015936</text:p>
          </table:table-cell>
          <table:table-cell table:style-name="ce3" table:formula="of:=[.K19]/([.K19]+[.R18])" office:value-type="float" office:value="0.259587020648968">
            <text:p>0,2595870206</text:p>
          </table:table-cell>
          <table:table-cell table:style-name="ce3" table:formula="of:=[.L20]/([.L20]+[.S18])" office:value-type="float" office:value="0.350140056022409">
            <text:p>0,350140056</text:p>
          </table:table-cell>
          <table:table-cell table:style-name="ce3" table:formula="of:=[.M21]/([.M21]+[.T18])" office:value-type="float" office:value="0.303724928366762">
            <text:p>0,3037249284</text:p>
          </table:table-cell>
          <table:table-cell table:style-name="ce3" table:formula="of:=[.N22]/([.N22]+[.U18])" office:value-type="float" office:value="0.186046511627907">
            <text:p>0,1860465116</text:p>
          </table:table-cell>
          <table:table-cell table:style-name="ce3" table:formula="of:=[.O23]/([.O23]+[.V18])" office:value-type="float" office:value="0.0461538461538462">
            <text:p>0,0461538462</text:p>
          </table:table-cell>
          <table:table-cell table:style-name="ce3" table:formula="of:=[.P24]/([.P24]+[.W18])" office:value-type="float" office:value="0.460176991150443">
            <text:p>0,46017699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project</text:p>
          </table:table-cell>
          <table:table-cell office:value-type="string">
            <text:p>course</text:p>
          </table:table-cell>
          <table:table-cell office:value-type="string">
            <text:p>other</text:p>
          </table:table-cell>
          <table:table-cell office:value-type="string">
            <text:p>student</text:p>
          </table:table-cell>
          <table:table-cell office:value-type="string">
            <text:p>faculty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281895504252734">
            <text:p>0,2818955043</text:p>
          </table:table-cell>
          <table:table-cell table:number-columns-repeated="2"/>
          <table:table-cell table:style-name="ce2" table:formula="of:=[.J18]/([.J18]+[.J25])" office:value-type="float" office:value="0.126903553299492">
            <text:p>0,1269035533</text:p>
          </table:table-cell>
          <table:table-cell office:value-type="string">
            <text:p>project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table:style-name="ce4" table:formula="of:=SUM([.$J18:.$P18])-[.J18]" office:value-type="float" office:value="226">
            <text:p>226</text:p>
          </table:table-cell>
          <table:table-cell table:style-name="ce4" table:formula="of:=SUM([.$J18:.$P18])-[.K18]" office:value-type="float" office:value="251">
            <text:p>251</text:p>
          </table:table-cell>
          <table:table-cell table:style-name="ce4" table:formula="of:=SUM([.$J18:.$P18])-[.L18]" office:value-type="float" office:value="232">
            <text:p>232</text:p>
          </table:table-cell>
          <table:table-cell table:style-name="ce4" table:formula="of:=SUM([.$J18:.$P18])-[.M18]" office:value-type="float" office:value="243">
            <text:p>243</text:p>
          </table:table-cell>
          <table:table-cell table:style-name="ce4" table:formula="of:=SUM([.$J18:.$P18])-[.N18]" office:value-type="float" office:value="245">
            <text:p>245</text:p>
          </table:table-cell>
          <table:table-cell table:style-name="ce4" table:formula="of:=SUM([.$J18:.$P18])-[.O18]" office:value-type="float" office:value="248">
            <text:p>248</text:p>
          </table:table-cell>
          <table:table-cell table:style-name="ce4" table:formula="of:=SUM([.$J18:.$P18])-[.P18]" office:value-type="float" office:value="61">
            <text:p>61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235532994923858">
            <text:p>0,2355329949</text:p>
          </table:table-cell>
          <table:table-cell table:number-columns-repeated="2"/>
          <table:table-cell table:style-name="ce2" table:formula="of:=[.K19]/([.K19]+[.J26])" office:value-type="float" office:value="0.327137546468401">
            <text:p>0,3271375465</text:p>
          </table:table-cell>
          <table:table-cell office:value-type="string">
            <text:p>course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.672043010752688">
            <text:p>0,6720430108</text:p>
          </table:table-cell>
          <table:table-cell office:value-type="string">
            <text:p>other</text:p>
          </table:table-cell>
          <table:table-cell office:value-type="float" office:value="136">
            <text:p>136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1285">
            <text:p>128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464">
            <text:p>464</text:p>
          </table:table-cell>
          <table:table-cell table:formula="of:=SUM([.Q18:.W18])" office:value-type="float" office:value="1506">
            <text:p>1506</text:p>
          </table:table-cell>
          <table:table-cell table:number-columns-repeated="2"/>
          <table:table-cell table:style-name="ce2" table:formula="of:=[.M21]/([.M21]+[.J28])" office:value-type="float" office:value="0.370629370629371">
            <text:p>0,3706293706</text:p>
          </table:table-cell>
          <table:table-cell office:value-type="string">
            <text:p>studen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566">
            <text:p>5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1182">
            <text:p>1182</text:p>
          </table:table-cell>
          <table:table-cell table:formula="of:=SUM([.Q25]+[.R26]+[.S27]+[.T28]+[.U29]+[.V30]+[.W31])" office:value-type="float" office:value="2688">
            <text:p>2688</text:p>
          </table:table-cell>
          <table:table-cell table:number-columns-repeated="2"/>
          <table:table-cell table:style-name="ce2" table:formula="of:=[.N22]/([.N22]+[.J29])" office:value-type="float" office:value="0.223107569721116">
            <text:p>0,2231075697</text:p>
          </table:table-cell>
          <table:table-cell office:value-type="string">
            <text:p>faculty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467">
            <text:p>4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.0574162679425837">
            <text:p>0,0574162679</text:p>
          </table:table-cell>
          <table:table-cell office:value-type="string">
            <text:p>department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.209677419354839">
            <text:p>0,2096774194</text:p>
          </table:table-cell>
          <table:table-cell office:value-type="string">
            <text:p>staf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283844962595499">
            <text:p>0,2838449626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172">
            <text:p>172</text:p>
          </table:table-cell>
          <table:table-cell table:number-columns-repeated="6"/>
          <table:table-cell table:style-name="ce4" table:formula="of:=SUM([.$J25]+[.Q$18])" office:value-type="float" office:value="398">
            <text:p>3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24363299251369">
            <text:p>0,2436329925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181">
            <text:p>181</text:p>
          </table:table-cell>
          <table:table-cell table:number-columns-repeated="7"/>
          <table:table-cell table:style-name="ce4" table:formula="of:=SUM([.$J26]+[.R$18])" office:value-type="float" office:value="432">
            <text:p>43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61">
            <text:p>61</text:p>
          </table:table-cell>
          <table:table-cell table:number-columns-repeated="8"/>
          <table:table-cell table:style-name="ce4" table:formula="of:=SUM([.$J27]+[.S$18])" office:value-type="float" office:value="293">
            <text:p>29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180">
            <text:p>180</text:p>
          </table:table-cell>
          <table:table-cell table:number-columns-repeated="9"/>
          <table:table-cell table:style-name="ce4" table:formula="of:=SUM([.$J28]+[.T$18])" office:value-type="float" office:value="423">
            <text:p>42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195">
            <text:p>195</text:p>
          </table:table-cell>
          <table:table-cell table:number-columns-repeated="10"/>
          <table:table-cell table:style-name="ce4" table:formula="of:=SUM([.$J29]+[.U$18])" office:value-type="float" office:value="440">
            <text:p>44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197">
            <text:p>197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445">
            <text:p>445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196">
            <text:p>196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257">
            <text:p>257</text:p>
          </table:table-cell>
        </table:table-row>
      </table:table>
      <table:table table:name="GZip (Compression Level 9)" table:style-name="ta1" table:print="false">
        <table:table-column table:style-name="co8" table:number-columns-repeated="23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128751210067764">
            <text:p>0,128751210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111553784860558">
            <text:p>0,1115537849</text:p>
          </table:table-cell>
          <table:table-cell table:style-name="ce3" table:formula="of:=[.K19]/([.K19]+[.R18])" office:value-type="float" office:value="0.266081871345029">
            <text:p>0,2660818713</text:p>
          </table:table-cell>
          <table:table-cell table:style-name="ce3" table:formula="of:=[.L20]/([.L20]+[.S18])" office:value-type="float" office:value="0.464019851116625">
            <text:p>0,4640198511</text:p>
          </table:table-cell>
          <table:table-cell table:style-name="ce3" table:formula="of:=[.M21]/([.M21]+[.T18])" office:value-type="float" office:value="0.30945558739255">
            <text:p>0,3094555874</text:p>
          </table:table-cell>
          <table:table-cell table:style-name="ce3" table:formula="of:=[.N22]/([.N22]+[.U18])" office:value-type="float" office:value="0.186274509803922">
            <text:p>0,1862745098</text:p>
          </table:table-cell>
          <table:table-cell table:style-name="ce3" table:formula="of:=[.O23]/([.O23]+[.V18])" office:value-type="float" office:value="0.0389105058365759">
            <text:p>0,0389105058</text:p>
          </table:table-cell>
          <table:table-cell table:style-name="ce3" table:formula="of:=[.P24]/([.P24]+[.W18])" office:value-type="float" office:value="0.392307692307692">
            <text:p>0,39230769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project</text:p>
          </table:table-cell>
          <table:table-cell office:value-type="string">
            <text:p>course</text:p>
          </table:table-cell>
          <table:table-cell office:value-type="string">
            <text:p>other</text:p>
          </table:table-cell>
          <table:table-cell office:value-type="string">
            <text:p>student</text:p>
          </table:table-cell>
          <table:table-cell office:value-type="string">
            <text:p>faculty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28">
            <text:p>0,28</text:p>
          </table:table-cell>
          <table:table-cell table:number-columns-repeated="2"/>
          <table:table-cell table:style-name="ce2" table:formula="of:=[.J18]/([.J18]+[.J25])" office:value-type="float" office:value="0.12280701754386">
            <text:p>0,1228070175</text:p>
          </table:table-cell>
          <table:table-cell office:value-type="string">
            <text:p>project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2">
            <text:p>172</text:p>
          </table:table-cell>
          <table:table-cell table:style-name="ce4" table:formula="of:=SUM([.$J18:.$P18])-[.J18]" office:value-type="float" office:value="223">
            <text:p>223</text:p>
          </table:table-cell>
          <table:table-cell table:style-name="ce4" table:formula="of:=SUM([.$J18:.$P18])-[.K18]" office:value-type="float" office:value="251">
            <text:p>251</text:p>
          </table:table-cell>
          <table:table-cell table:style-name="ce4" table:formula="of:=SUM([.$J18:.$P18])-[.L18]" office:value-type="float" office:value="216">
            <text:p>216</text:p>
          </table:table-cell>
          <table:table-cell table:style-name="ce4" table:formula="of:=SUM([.$J18:.$P18])-[.M18]" office:value-type="float" office:value="241">
            <text:p>241</text:p>
          </table:table-cell>
          <table:table-cell table:style-name="ce4" table:formula="of:=SUM([.$J18:.$P18])-[.N18]" office:value-type="float" office:value="249">
            <text:p>249</text:p>
          </table:table-cell>
          <table:table-cell table:style-name="ce4" table:formula="of:=SUM([.$J18:.$P18])-[.O18]" office:value-type="float" office:value="247">
            <text:p>247</text:p>
          </table:table-cell>
          <table:table-cell table:style-name="ce4" table:formula="of:=SUM([.$J18:.$P18])-[.P18]" office:value-type="float" office:value="79">
            <text:p>79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261040235525025">
            <text:p>0,2610402355</text:p>
          </table:table-cell>
          <table:table-cell table:number-columns-repeated="2"/>
          <table:table-cell table:style-name="ce2" table:formula="of:=[.K19]/([.K19]+[.J26])" office:value-type="float" office:value="0.302325581395349">
            <text:p>0,3023255814</text:p>
          </table:table-cell>
          <table:table-cell office:value-type="string">
            <text:p>course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83">
            <text:p>2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.713740458015267">
            <text:p>0,713740458</text:p>
          </table:table-cell>
          <table:table-cell office:value-type="string">
            <text:p>other</text:p>
          </table:table-cell>
          <table:table-cell office:value-type="float" office:value="153">
            <text:p>153</text:p>
          </table:table-cell>
          <table:table-cell office:value-type="float" office:value="114">
            <text:p>114</text:p>
          </table:table-cell>
          <table:table-cell office:value-type="float" office:value="187">
            <text:p>187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1226">
            <text:p>12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532">
            <text:p>532</text:p>
          </table:table-cell>
          <table:table-cell table:formula="of:=SUM([.Q18:.W18])" office:value-type="float" office:value="1506">
            <text:p>1506</text:p>
          </table:table-cell>
          <table:table-cell table:number-columns-repeated="2"/>
          <table:table-cell table:style-name="ce2" table:formula="of:=[.M21]/([.M21]+[.J28])" office:value-type="float" office:value="0.343949044585987">
            <text:p>0,3439490446</text:p>
          </table:table-cell>
          <table:table-cell office:value-type="string">
            <text:p>student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521">
            <text:p>5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1368">
            <text:p>1368</text:p>
          </table:table-cell>
          <table:table-cell table:formula="of:=SUM([.Q25]+[.R26]+[.S27]+[.T28]+[.U29]+[.V30]+[.W31])" office:value-type="float" office:value="2874">
            <text:p>2874</text:p>
          </table:table-cell>
          <table:table-cell table:number-columns-repeated="2"/>
          <table:table-cell table:style-name="ce2" table:formula="of:=[.N22]/([.N22]+[.J29])" office:value-type="float" office:value="0.204301075268817">
            <text:p>0,2043010753</text:p>
          </table:table-cell>
          <table:table-cell office:value-type="string">
            <text:p>facult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433">
            <text:p>4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.0420168067226891">
            <text:p>0,0420168067</text:p>
          </table:table-cell>
          <table:table-cell office:value-type="string">
            <text:p>department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.183453237410072">
            <text:p>0,1834532374</text:p>
          </table:table-cell>
          <table:table-cell office:value-type="string">
            <text:p>staf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27322760299172">
            <text:p>0,273227603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200">
            <text:p>200</text:p>
          </table:table-cell>
          <table:table-cell table:number-columns-repeated="6"/>
          <table:table-cell table:style-name="ce4" table:formula="of:=SUM([.$J25]+[.Q$18])" office:value-type="float" office:value="423">
            <text:p>4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252657686094707">
            <text:p>0,2526576861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210">
            <text:p>210</text:p>
          </table:table-cell>
          <table:table-cell table:number-columns-repeated="7"/>
          <table:table-cell table:style-name="ce4" table:formula="of:=SUM([.$J26]+[.R$18])" office:value-type="float" office:value="461">
            <text:p>46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75">
            <text:p>75</text:p>
          </table:table-cell>
          <table:table-cell table:number-columns-repeated="8"/>
          <table:table-cell table:style-name="ce4" table:formula="of:=SUM([.$J27]+[.S$18])" office:value-type="float" office:value="291">
            <text:p>29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206">
            <text:p>206</text:p>
          </table:table-cell>
          <table:table-cell table:number-columns-repeated="9"/>
          <table:table-cell table:style-name="ce4" table:formula="of:=SUM([.$J28]+[.T$18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222">
            <text:p>222</text:p>
          </table:table-cell>
          <table:table-cell table:number-columns-repeated="10"/>
          <table:table-cell table:style-name="ce4" table:formula="of:=SUM([.$J29]+[.U$18])" office:value-type="float" office:value="471">
            <text:p>47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228">
            <text:p>228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475">
            <text:p>475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227">
            <text:p>227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306">
            <text:p>3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.06.2011</text:date>, <text:time>12:0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9T22:32:29</dc:date>
    <dc:creator>frank </dc:creator>
    <meta:generator>LibreOffice/3.3$Unix LibreOffice_project/330m19$Build-202</meta:generator>
    <meta:editing-duration>PT27M17S</meta:editing-duration>
    <meta:editing-cycles>2</meta:editing-cycles>
    <meta:document-statistic meta:table-count="4" meta:cell-count="524" meta:object-count="0"/>
  </office:meta>
</office:document-meta>
</file>